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ta" table:style-name="ta1">
        <table:table-column table:style-name="co1" table:number-columns-repeated="3" table:default-cell-style-name="Default"/>
        <table:table-row table:style-name="ro1">
          <table:table-cell office:value-type="float" office:value="42.749" calcext:value-type="float">
            <text:p>42.749</text:p>
          </table:table-cell>
          <table:table-cell table:number-columns-repeated="2"/>
        </table:table-row>
        <table:table-row table:style-name="ro1">
          <table:table-cell office:value-type="float" office:value="42.891" calcext:value-type="float">
            <text:p>42.891</text:p>
          </table:table-cell>
          <table:table-cell table:formula="of:=[.A2]-[.A1]" office:value-type="float" office:value="0.141999999999996" calcext:value-type="float">
            <text:p>0.141999999999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131" calcext:value-type="float">
            <text:p>44.131</text:p>
          </table:table-cell>
          <table:table-cell table:formula="of:=[.A3]-[.A2]" office:value-type="float" office:value="1.24" calcext:value-type="float">
            <text:p>1.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.74" calcext:value-type="float">
            <text:p>44.74</text:p>
          </table:table-cell>
          <table:table-cell table:formula="of:=[.A4]-[.A3]" office:value-type="float" office:value="0.609000000000002" calcext:value-type="float">
            <text:p>0.609000000000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.891" calcext:value-type="float">
            <text:p>44.891</text:p>
          </table:table-cell>
          <table:table-cell table:formula="of:=[.A5]-[.A4]" office:value-type="float" office:value="0.150999999999996" calcext:value-type="float">
            <text:p>0.1509999999999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.141" calcext:value-type="float">
            <text:p>45.141</text:p>
          </table:table-cell>
          <table:table-cell table:formula="of:=[.A6]-[.A5]"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.723" calcext:value-type="float">
            <text:p>45.723</text:p>
          </table:table-cell>
          <table:table-cell table:formula="of:=[.A7]-[.A6]" office:value-type="float" office:value="0.582000000000001" calcext:value-type="float">
            <text:p>0.582000000000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.89" calcext:value-type="float">
            <text:p>45.89</text:p>
          </table:table-cell>
          <table:table-cell table:formula="of:=[.A8]-[.A7]" office:value-type="float" office:value="0.167000000000002" calcext:value-type="float">
            <text:p>0.1670000000000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.281" calcext:value-type="float">
            <text:p>46.281</text:p>
          </table:table-cell>
          <table:table-cell table:formula="of:=[.A9]-[.A8]" office:value-type="float" office:value="0.390999999999998" calcext:value-type="float">
            <text:p>0.3909999999999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.747" calcext:value-type="float">
            <text:p>46.747</text:p>
          </table:table-cell>
          <table:table-cell table:formula="of:=[.A10]-[.A9]" office:value-type="float" office:value="0.466000000000001" calcext:value-type="float">
            <text:p>0.466000000000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.89" calcext:value-type="float">
            <text:p>46.89</text:p>
          </table:table-cell>
          <table:table-cell table:formula="of:=[.A11]-[.A10]" office:value-type="float" office:value="0.143000000000001" calcext:value-type="float">
            <text:p>0.14300000000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.406" calcext:value-type="float">
            <text:p>47.406</text:p>
          </table:table-cell>
          <table:table-cell table:formula="of:=[.A12]-[.A11]" office:value-type="float" office:value="0.515999999999998" calcext:value-type="float">
            <text:p>0.515999999999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.758" calcext:value-type="float">
            <text:p>47.758</text:p>
          </table:table-cell>
          <table:table-cell table:formula="of:=[.A13]-[.A12]" office:value-type="float" office:value="0.352000000000004" calcext:value-type="float">
            <text:p>0.3520000000000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.89" calcext:value-type="float">
            <text:p>47.89</text:p>
          </table:table-cell>
          <table:table-cell table:formula="of:=[.A14]-[.A13]" office:value-type="float" office:value="0.131999999999998" calcext:value-type="float">
            <text:p>0.131999999999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.459" calcext:value-type="float">
            <text:p>49.459</text:p>
          </table:table-cell>
          <table:table-cell table:formula="of:=[.A15]-[.A14]" office:value-type="float" office:value="1.569" calcext:value-type="float">
            <text:p>1.5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.79" calcext:value-type="float">
            <text:p>49.79</text:p>
          </table:table-cell>
          <table:table-cell table:formula="of:=[.A16]-[.A15]" office:value-type="float" office:value="0.330999999999996" calcext:value-type="float">
            <text:p>0.330999999999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.89" calcext:value-type="float">
            <text:p>49.89</text:p>
          </table:table-cell>
          <table:table-cell table:formula="of:=[.A17]-[.A16]" office:value-type="float" office:value="0.100000000000001" calcext:value-type="float">
            <text:p>0.100000000000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.445" calcext:value-type="float">
            <text:p>50.445</text:p>
          </table:table-cell>
          <table:table-cell table:formula="of:=[.A18]-[.A17]" office:value-type="float" office:value="0.555" calcext:value-type="float">
            <text:p>0.5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.744" calcext:value-type="float">
            <text:p>50.744</text:p>
          </table:table-cell>
          <table:table-cell table:formula="of:=[.A19]-[.A18]" office:value-type="float" office:value="0.298999999999999" calcext:value-type="float">
            <text:p>0.2989999999999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.891" calcext:value-type="float">
            <text:p>50.891</text:p>
          </table:table-cell>
          <table:table-cell table:formula="of:=[.A20]-[.A19]" office:value-type="float" office:value="0.146999999999998" calcext:value-type="float">
            <text:p>0.1469999999999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.095" calcext:value-type="float">
            <text:p>52.095</text:p>
          </table:table-cell>
          <table:table-cell table:formula="of:=[.A21]-[.A20]" office:value-type="float" office:value="1.204" calcext:value-type="float">
            <text:p>1.2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.74" calcext:value-type="float">
            <text:p>52.74</text:p>
          </table:table-cell>
          <table:table-cell table:formula="of:=[.A22]-[.A21]" office:value-type="float" office:value="0.645000000000003" calcext:value-type="float">
            <text:p>0.6450000000000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.891" calcext:value-type="float">
            <text:p>52.891</text:p>
          </table:table-cell>
          <table:table-cell table:formula="of:=[.A23]-[.A22]" office:value-type="float" office:value="0.150999999999996" calcext:value-type="float">
            <text:p>0.1509999999999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408" calcext:value-type="float">
            <text:p>53.408</text:p>
          </table:table-cell>
          <table:table-cell table:formula="of:=[.A24]-[.A23]" office:value-type="float" office:value="0.517000000000003" calcext:value-type="float">
            <text:p>0.5170000000000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.745" calcext:value-type="float">
            <text:p>53.745</text:p>
          </table:table-cell>
          <table:table-cell table:formula="of:=[.A25]-[.A24]" office:value-type="float" office:value="0.336999999999996" calcext:value-type="float">
            <text:p>0.336999999999996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5])" office:value-type="float" office:value="10.996" calcext:value-type="float">
            <text:p>10.996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[.B28]/[.C25]" office:value-type="float" office:value="0.458166666666666" calcext:value-type="float">
            <text:p>0.458166666666666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25])" office:value-type="float" office:value="1.569" calcext:value-type="float">
            <text:p>1.569</text:p>
          </table:table-cell>
          <table:table-cell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2:.B25])" office:value-type="float" office:value="0.385062690171769" calcext:value-type="float">
            <text:p>0.385062690171769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Beta streamDevice release (with asyn 4-41)</text:p>
          </table:table-cell>
          <table:table-cell table:number-columns-repeated="2"/>
        </table:table-row>
      </table:table>
      <table:table table:name="stable" table:style-name="ta1">
        <table:table-column table:style-name="co1" table:number-columns-repeated="3" table:default-cell-style-name="Default"/>
        <table:table-row table:style-name="ro1">
          <table:table-cell office:value-type="float" office:value="2.333" calcext:value-type="float">
            <text:p>2.333</text:p>
          </table:table-cell>
          <table:table-cell table:number-columns-repeated="2"/>
        </table:table-row>
        <table:table-row table:style-name="ro1">
          <table:table-cell office:value-type="float" office:value="2.57" calcext:value-type="float">
            <text:p>2.57</text:p>
          </table:table-cell>
          <table:table-cell table:formula="of:=[.A2]-[.A1]" office:value-type="float" office:value="0.237" calcext:value-type="float">
            <text:p>0.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table:formula="of:=[.A3]-[.A2]"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06" calcext:value-type="float">
            <text:p>3.006</text:p>
          </table:table-cell>
          <table:table-cell table:formula="of:=[.A4]-[.A3]" office:value-type="float" office:value="0.326" calcext:value-type="float">
            <text:p>0.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511" calcext:value-type="float">
            <text:p>3.511</text:p>
          </table:table-cell>
          <table:table-cell table:formula="of:=[.A5]-[.A4]" office:value-type="float" office:value="0.505" calcext:value-type="float">
            <text:p>0.5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679" calcext:value-type="float">
            <text:p>3.679</text:p>
          </table:table-cell>
          <table:table-cell table:formula="of:=[.A6]-[.A5]" office:value-type="float" office:value="0.168" calcext:value-type="float">
            <text:p>0.1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212" calcext:value-type="float">
            <text:p>4.212</text:p>
          </table:table-cell>
          <table:table-cell table:formula="of:=[.A7]-[.A6]" office:value-type="float" office:value="0.533" calcext:value-type="float">
            <text:p>0.5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.537" calcext:value-type="float">
            <text:p>4.537</text:p>
          </table:table-cell>
          <table:table-cell table:formula="of:=[.A8]-[.A7]" office:value-type="float" office:value="0.325" calcext:value-type="float">
            <text:p>0.3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.679" calcext:value-type="float">
            <text:p>4.679</text:p>
          </table:table-cell>
          <table:table-cell table:formula="of:=[.A9]-[.A8]" office:value-type="float" office:value="0.142" calcext:value-type="float">
            <text:p>0.1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.057" calcext:value-type="float">
            <text:p>5.057</text:p>
          </table:table-cell>
          <table:table-cell table:formula="of:=[.A10]-[.A9]" office:value-type="float" office:value="0.378" calcext:value-type="float">
            <text:p>0.3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.537" calcext:value-type="float">
            <text:p>5.537</text:p>
          </table:table-cell>
          <table:table-cell table:formula="of:=[.A11]-[.A10]" office:value-type="float" office:value="0.48" calcext:value-type="float">
            <text:p>0.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681" calcext:value-type="float">
            <text:p>5.681</text:p>
          </table:table-cell>
          <table:table-cell table:formula="of:=[.A12]-[.A11]" office:value-type="float" office:value="0.144" calcext:value-type="float">
            <text:p>0.1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.458" calcext:value-type="float">
            <text:p>6.458</text:p>
          </table:table-cell>
          <table:table-cell table:formula="of:=[.A13]-[.A12]" office:value-type="float" office:value="0.777" calcext:value-type="float">
            <text:p>0.7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.679" calcext:value-type="float">
            <text:p>6.679</text:p>
          </table:table-cell>
          <table:table-cell table:formula="of:=[.A14]-[.A13]" office:value-type="float" office:value="0.221" calcext:value-type="float">
            <text:p>0.2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table:formula="of:=[.A15]-[.A14]" office:value-type="float" office:value="0.670999999999999" calcext:value-type="float">
            <text:p>0.670999999999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.576" calcext:value-type="float">
            <text:p>7.576</text:p>
          </table:table-cell>
          <table:table-cell table:formula="of:=[.A16]-[.A15]" office:value-type="float" office:value="0.226000000000001" calcext:value-type="float">
            <text:p>0.226000000000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table:formula="of:=[.A17]-[.A16]" office:value-type="float" office:value="0.103999999999999" calcext:value-type="float">
            <text:p>0.1039999999999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table:formula="of:=[.A18]-[.A17]" office:value-type="float" office:value="0.73" calcext:value-type="float">
            <text:p>0.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.576" calcext:value-type="float">
            <text:p>8.576</text:p>
          </table:table-cell>
          <table:table-cell table:formula="of:=[.A19]-[.A18]" office:value-type="float" office:value="0.166" calcext:value-type="float">
            <text:p>0.1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table:formula="of:=[.A20]-[.A19]" office:value-type="float" office:value="0.103999999999999" calcext:value-type="float">
            <text:p>0.1039999999999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.237" calcext:value-type="float">
            <text:p>9.237</text:p>
          </table:table-cell>
          <table:table-cell table:formula="of:=[.A21]-[.A20]" office:value-type="float" office:value="0.557" calcext:value-type="float">
            <text:p>0.5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.536" calcext:value-type="float">
            <text:p>9.536</text:p>
          </table:table-cell>
          <table:table-cell table:formula="of:=[.A22]-[.A21]" office:value-type="float" office:value="0.298999999999999" calcext:value-type="float">
            <text:p>0.298999999999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.679" calcext:value-type="float">
            <text:p>9.679</text:p>
          </table:table-cell>
          <table:table-cell table:formula="of:=[.A23]-[.A22]" office:value-type="float" office:value="0.143000000000001" calcext:value-type="float">
            <text:p>0.1430000000000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361" calcext:value-type="float">
            <text:p>10.361</text:p>
          </table:table-cell>
          <table:table-cell table:formula="of:=[.A24]-[.A23]" office:value-type="float" office:value="0.682" calcext:value-type="float">
            <text:p>0.6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.577" calcext:value-type="float">
            <text:p>10.577</text:p>
          </table:table-cell>
          <table:table-cell table:formula="of:=[.A25]-[.A24]" office:value-type="float" office:value="0.215999999999999" calcext:value-type="float">
            <text:p>0.2159999999999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table:formula="of:=[.A26]-[.A25]" office:value-type="float" office:value="0.103" calcext:value-type="float">
            <text:p>0.1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.322" calcext:value-type="float">
            <text:p>11.322</text:p>
          </table:table-cell>
          <table:table-cell table:formula="of:=[.A27]-[.A26]" office:value-type="float" office:value="0.641999999999999" calcext:value-type="float">
            <text:p>0.6419999999999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.573" calcext:value-type="float">
            <text:p>11.573</text:p>
          </table:table-cell>
          <table:table-cell table:formula="of:=[.A28]-[.A27]" office:value-type="float" office:value="0.251000000000001" calcext:value-type="float">
            <text:p>0.2510000000000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.691" calcext:value-type="float">
            <text:p>11.691</text:p>
          </table:table-cell>
          <table:table-cell table:formula="of:=[.A29]-[.A28]" office:value-type="float" office:value="0.118" calcext:value-type="float">
            <text:p>0.1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.248" calcext:value-type="float">
            <text:p>12.248</text:p>
          </table:table-cell>
          <table:table-cell table:formula="of:=[.A30]-[.A29]" office:value-type="float" office:value="0.556999999999999" calcext:value-type="float">
            <text:p>0.5569999999999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.573" calcext:value-type="float">
            <text:p>12.573</text:p>
          </table:table-cell>
          <table:table-cell table:formula="of:=[.A31]-[.A30]" office:value-type="float" office:value="0.325000000000001" calcext:value-type="float">
            <text:p>0.3250000000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679" calcext:value-type="float">
            <text:p>12.679</text:p>
          </table:table-cell>
          <table:table-cell table:formula="of:=[.A32]-[.A31]" office:value-type="float" office:value="0.106" calcext:value-type="float">
            <text:p>0.1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.284" calcext:value-type="float">
            <text:p>13.284</text:p>
          </table:table-cell>
          <table:table-cell table:formula="of:=[.A33]-[.A32]" office:value-type="float" office:value="0.605" calcext:value-type="float">
            <text:p>0.6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.549" calcext:value-type="float">
            <text:p>13.549</text:p>
          </table:table-cell>
          <table:table-cell table:formula="of:=[.A34]-[.A33]" office:value-type="float" office:value="0.264999999999999" calcext:value-type="float">
            <text:p>0.2649999999999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.681" calcext:value-type="float">
            <text:p>13.681</text:p>
          </table:table-cell>
          <table:table-cell table:formula="of:=[.A35]-[.A34]" office:value-type="float" office:value="0.132000000000001" calcext:value-type="float">
            <text:p>0.1320000000000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.446" calcext:value-type="float">
            <text:p>14.446</text:p>
          </table:table-cell>
          <table:table-cell table:formula="of:=[.A36]-[.A35]" office:value-type="float" office:value="0.764999999999999" calcext:value-type="float">
            <text:p>0.76499999999999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.679" calcext:value-type="float">
            <text:p>14.679</text:p>
          </table:table-cell>
          <table:table-cell table:formula="of:=[.A37]-[.A36]" office:value-type="float" office:value="0.233000000000001" calcext:value-type="float">
            <text:p>0.2330000000000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.287" calcext:value-type="float">
            <text:p>15.287</text:p>
          </table:table-cell>
          <table:table-cell table:formula="of:=[.A38]-[.A37]" office:value-type="float" office:value="0.608000000000001" calcext:value-type="float">
            <text:p>0.6080000000000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.588" calcext:value-type="float">
            <text:p>15.588</text:p>
          </table:table-cell>
          <table:table-cell table:formula="of:=[.A39]-[.A38]" office:value-type="float" office:value="0.300999999999998" calcext:value-type="float">
            <text:p>0.30099999999999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table:formula="of:=[.A40]-[.A39]" office:value-type="float" office:value="0.0920000000000005" calcext:value-type="float">
            <text:p>0.092000000000001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40])" office:value-type="float" office:value="13.347" calcext:value-type="float">
            <text:p>13.347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[.B43]/[.C40]" office:value-type="float" office:value="0.342230769230769" calcext:value-type="float">
            <text:p>0.342230769230769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40])" office:value-type="float" office:value="0.777" calcext:value-type="float">
            <text:p>0.777</text:p>
          </table:table-cell>
          <table:table-cell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2:.B40])" office:value-type="float" office:value="0.220675811463744" calcext:value-type="float">
            <text:p>0.220675811463744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able streamDevice (asyn 4-34)</text:p>
          </table:table-cell>
          <table:table-cell table:number-columns-repeated="2"/>
        </table:table-row>
      </table:table>
      <table:table table:name="asyn4-41" table:style-name="ta1">
        <table:table-column table:style-name="co1" table:number-columns-repeated="3" table:default-cell-style-name="Default"/>
        <table:table-row table:style-name="ro1">
          <table:table-cell office:value-type="float" office:value="40.842" calcext:value-type="float">
            <text:p>40.842</text:p>
          </table:table-cell>
          <table:table-cell table:number-columns-repeated="2"/>
        </table:table-row>
        <table:table-row table:style-name="ro1">
          <table:table-cell office:value-type="float" office:value="41.084" calcext:value-type="float">
            <text:p>41.084</text:p>
          </table:table-cell>
          <table:table-cell table:formula="of:=[.A2]-[.A1]" office:value-type="float" office:value="0.242000000000004" calcext:value-type="float">
            <text:p>0.242000000000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856" calcext:value-type="float">
            <text:p>41.856</text:p>
          </table:table-cell>
          <table:table-cell table:formula="of:=[.A3]-[.A2]" office:value-type="float" office:value="0.771999999999998" calcext:value-type="float">
            <text:p>0.771999999999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.073" calcext:value-type="float">
            <text:p>42.073</text:p>
          </table:table-cell>
          <table:table-cell table:formula="of:=[.A4]-[.A3]" office:value-type="float" office:value="0.216999999999999" calcext:value-type="float">
            <text:p>0.2169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.79" calcext:value-type="float">
            <text:p>42.79</text:p>
          </table:table-cell>
          <table:table-cell table:formula="of:=[.A5]-[.A4]" office:value-type="float" office:value="0.716999999999999" calcext:value-type="float">
            <text:p>0.7169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.966" calcext:value-type="float">
            <text:p>42.966</text:p>
          </table:table-cell>
          <table:table-cell table:formula="of:=[.A6]-[.A5]" office:value-type="float" office:value="0.176000000000002" calcext:value-type="float">
            <text:p>0.176000000000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.074" calcext:value-type="float">
            <text:p>43.074</text:p>
          </table:table-cell>
          <table:table-cell table:formula="of:=[.A7]-[.A6]" office:value-type="float" office:value="0.107999999999997" calcext:value-type="float">
            <text:p>0.1079999999999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.855" calcext:value-type="float">
            <text:p>43.855</text:p>
          </table:table-cell>
          <table:table-cell table:formula="of:=[.A8]-[.A7]" office:value-type="float" office:value="0.780999999999999" calcext:value-type="float">
            <text:p>0.780999999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.073" calcext:value-type="float">
            <text:p>44.073</text:p>
          </table:table-cell>
          <table:table-cell table:formula="of:=[.A9]-[.A8]" office:value-type="float" office:value="0.218000000000004" calcext:value-type="float">
            <text:p>0.2180000000000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.853" calcext:value-type="float">
            <text:p>44.853</text:p>
          </table:table-cell>
          <table:table-cell table:formula="of:=[.A10]-[.A9]" office:value-type="float" office:value="0.780000000000001" calcext:value-type="float">
            <text:p>0.780000000000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.073" calcext:value-type="float">
            <text:p>45.073</text:p>
          </table:table-cell>
          <table:table-cell table:formula="of:=[.A11]-[.A10]" office:value-type="float" office:value="0.219999999999999" calcext:value-type="float">
            <text:p>0.2199999999999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.791" calcext:value-type="float">
            <text:p>45.791</text:p>
          </table:table-cell>
          <table:table-cell table:formula="of:=[.A12]-[.A11]" office:value-type="float" office:value="0.717999999999996" calcext:value-type="float">
            <text:p>0.7179999999999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.965" calcext:value-type="float">
            <text:p>45.965</text:p>
          </table:table-cell>
          <table:table-cell table:formula="of:=[.A13]-[.A12]" office:value-type="float" office:value="0.174000000000007" calcext:value-type="float">
            <text:p>0.1740000000000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.086" calcext:value-type="float">
            <text:p>46.086</text:p>
          </table:table-cell>
          <table:table-cell table:formula="of:=[.A14]-[.A13]" office:value-type="float" office:value="0.120999999999995" calcext:value-type="float">
            <text:p>0.1209999999999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.843" calcext:value-type="float">
            <text:p>46.843</text:p>
          </table:table-cell>
          <table:table-cell table:formula="of:=[.A15]-[.A14]" office:value-type="float" office:value="0.757000000000005" calcext:value-type="float">
            <text:p>0.7570000000000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.072" calcext:value-type="float">
            <text:p>47.072</text:p>
          </table:table-cell>
          <table:table-cell table:formula="of:=[.A16]-[.A15]" office:value-type="float" office:value="0.228999999999999" calcext:value-type="float">
            <text:p>0.228999999999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.84" calcext:value-type="float">
            <text:p>47.84</text:p>
          </table:table-cell>
          <table:table-cell table:formula="of:=[.A17]-[.A16]" office:value-type="float" office:value="0.768000000000001" calcext:value-type="float">
            <text:p>0.768000000000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.086" calcext:value-type="float">
            <text:p>48.086</text:p>
          </table:table-cell>
          <table:table-cell table:formula="of:=[.A18]-[.A17]" office:value-type="float" office:value="0.245999999999995" calcext:value-type="float">
            <text:p>0.2459999999999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.842" calcext:value-type="float">
            <text:p>48.842</text:p>
          </table:table-cell>
          <table:table-cell table:formula="of:=[.A19]-[.A18]" office:value-type="float" office:value="0.756" calcext:value-type="float">
            <text:p>0.7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.084" calcext:value-type="float">
            <text:p>49.084</text:p>
          </table:table-cell>
          <table:table-cell table:formula="of:=[.A20]-[.A19]" office:value-type="float" office:value="0.242000000000004" calcext:value-type="float">
            <text:p>0.2420000000000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.852" calcext:value-type="float">
            <text:p>49.852</text:p>
          </table:table-cell>
          <table:table-cell table:formula="of:=[.A21]-[.A20]" office:value-type="float" office:value="0.767999999999994" calcext:value-type="float">
            <text:p>0.7679999999999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.073" calcext:value-type="float">
            <text:p>50.073</text:p>
          </table:table-cell>
          <table:table-cell table:formula="of:=[.A22]-[.A21]" office:value-type="float" office:value="0.221000000000004" calcext:value-type="float">
            <text:p>0.2210000000000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.843" calcext:value-type="float">
            <text:p>50.843</text:p>
          </table:table-cell>
          <table:table-cell table:formula="of:=[.A23]-[.A22]" office:value-type="float" office:value="0.770000000000003" calcext:value-type="float">
            <text:p>0.7700000000000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075" calcext:value-type="float">
            <text:p>51.075</text:p>
          </table:table-cell>
          <table:table-cell table:formula="of:=[.A24]-[.A23]" office:value-type="float" office:value="0.231999999999999" calcext:value-type="float">
            <text:p>0.2319999999999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.853" calcext:value-type="float">
            <text:p>51.853</text:p>
          </table:table-cell>
          <table:table-cell table:formula="of:=[.A25]-[.A24]" office:value-type="float" office:value="0.777999999999999" calcext:value-type="float">
            <text:p>0.7779999999999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.073" calcext:value-type="float">
            <text:p>52.073</text:p>
          </table:table-cell>
          <table:table-cell table:formula="of:=[.A26]-[.A25]" office:value-type="float" office:value="0.219999999999999" calcext:value-type="float">
            <text:p>0.2199999999999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.842" calcext:value-type="float">
            <text:p>52.842</text:p>
          </table:table-cell>
          <table:table-cell table:formula="of:=[.A27]-[.A26]" office:value-type="float" office:value="0.768999999999998" calcext:value-type="float">
            <text:p>0.7689999999999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.073" calcext:value-type="float">
            <text:p>53.073</text:p>
          </table:table-cell>
          <table:table-cell table:formula="of:=[.A28]-[.A27]" office:value-type="float" office:value="0.231000000000002" calcext:value-type="float">
            <text:p>0.2310000000000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.841" calcext:value-type="float">
            <text:p>53.841</text:p>
          </table:table-cell>
          <table:table-cell table:formula="of:=[.A29]-[.A28]" office:value-type="float" office:value="0.768000000000001" calcext:value-type="float">
            <text:p>0.7680000000000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.075" calcext:value-type="float">
            <text:p>54.075</text:p>
          </table:table-cell>
          <table:table-cell table:formula="of:=[.A30]-[.A29]" office:value-type="float" office:value="0.234000000000002" calcext:value-type="float">
            <text:p>0.2340000000000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.841" calcext:value-type="float">
            <text:p>54.841</text:p>
          </table:table-cell>
          <table:table-cell table:formula="of:=[.A31]-[.A30]" office:value-type="float" office:value="0.765999999999998" calcext:value-type="float">
            <text:p>0.7659999999999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.072" calcext:value-type="float">
            <text:p>55.072</text:p>
          </table:table-cell>
          <table:table-cell table:formula="of:=[.A32]-[.A31]" office:value-type="float" office:value="0.231000000000002" calcext:value-type="float">
            <text:p>0.2310000000000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.84" calcext:value-type="float">
            <text:p>55.84</text:p>
          </table:table-cell>
          <table:table-cell table:formula="of:=[.A33]-[.A32]" office:value-type="float" office:value="0.768000000000001" calcext:value-type="float">
            <text:p>0.7680000000000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.074" calcext:value-type="float">
            <text:p>56.074</text:p>
          </table:table-cell>
          <table:table-cell table:formula="of:=[.A34]-[.A33]" office:value-type="float" office:value="0.233999999999995" calcext:value-type="float">
            <text:p>0.2339999999999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.842" calcext:value-type="float">
            <text:p>56.842</text:p>
          </table:table-cell>
          <table:table-cell table:formula="of:=[.A35]-[.A34]" office:value-type="float" office:value="0.768000000000001" calcext:value-type="float">
            <text:p>0.7680000000000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.072" calcext:value-type="float">
            <text:p>57.072</text:p>
          </table:table-cell>
          <table:table-cell table:formula="of:=[.A36]-[.A35]" office:value-type="float" office:value="0.230000000000004" calcext:value-type="float">
            <text:p>0.2300000000000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.817" calcext:value-type="float">
            <text:p>57.817</text:p>
          </table:table-cell>
          <table:table-cell table:formula="of:=[.A37]-[.A36]" office:value-type="float" office:value="0.744999999999997" calcext:value-type="float">
            <text:p>0.7449999999999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.97" calcext:value-type="float">
            <text:p>57.97</text:p>
          </table:table-cell>
          <table:table-cell table:formula="of:=[.A38]-[.A37]" office:value-type="float" office:value="0.152999999999999" calcext:value-type="float">
            <text:p>0.15299999999999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.073" calcext:value-type="float">
            <text:p>58.073</text:p>
          </table:table-cell>
          <table:table-cell table:formula="of:=[.A39]-[.A38]" office:value-type="float" office:value="0.103000000000002" calcext:value-type="float">
            <text:p>0.103000000000002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39])" office:value-type="float" office:value="17.231" calcext:value-type="float">
            <text:p>17.23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[.B43]/[.C39]" office:value-type="float" office:value="0.453447368421053" calcext:value-type="float">
            <text:p>0.453447368421053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39])" office:value-type="float" office:value="0.780999999999999" calcext:value-type="float">
            <text:p>0.780999999999999</text:p>
          </table:table-cell>
          <table:table-cell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2:.B39])" office:value-type="float" office:value="0.283344380031773" calcext:value-type="float">
            <text:p>0.283344380031773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able streamDevice with asyn 4-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2:43:54.070186179</meta:creation-date>
    <dc:date>2021-03-24T14:41:18.016309257</dc:date>
    <meta:editing-duration>PT46M52S</meta:editing-duration>
    <meta:editing-cycles>3</meta:editing-cycles>
    <meta:generator>LibreOffice/6.0.7.3$Linux_X86_64 LibreOffice_project/00m0$Build-3</meta:generator>
    <meta:document-statistic meta:table-count="3" meta:cell-count="333" meta:object-count="0"/>
  </office:meta>
</office:document-meta>
</file>